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>
      <style:table-properties style:width="19.008cm" fo:margin-left="0cm" fo:margin-right="-0.007cm" table:align="margins" style:writing-mode="lr-tb"/>
    </style:style>
    <style:style style:name="Tableau6.A" style:family="table-column">
      <style:table-column-properties style:column-width="11.07cm" style:rel-column-width="38167*"/>
    </style:style>
    <style:style style:name="Tableau6.B" style:family="table-column">
      <style:table-column-properties style:column-width="2.969cm" style:rel-column-width="10235*"/>
    </style:style>
    <style:style style:name="Tableau6.C" style:family="table-column">
      <style:table-column-properties style:column-width="4.969cm" style:rel-column-width="17133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9.015cm" fo:margin-left="0cm" fo:margin-right="-0.014cm" table:align="margins" style:writing-mode="lr-tb"/>
    </style:style>
    <style:style style:name="Tableau7.A" style:family="table-column">
      <style:table-column-properties style:column-width="5.577cm" style:rel-column-width="19220*"/>
    </style:style>
    <style:style style:name="Tableau7.B" style:family="table-column">
      <style:table-column-properties style:column-width="13.437cm" style:rel-column-width="46315*"/>
    </style:style>
    <style:style style:name="Tableau7.A1" style:family="table-cell">
      <style:table-cell-properties fo:padding="0.097cm" fo:border="none"/>
    </style:style>
    <style:style style:name="Tableau2" style:family="table">
      <style:table-properties style:width="19.015cm" fo:margin-left="0cm" fo:margin-right="-0.014cm" table:align="margins" style:writing-mode="lr-tb"/>
    </style:style>
    <style:style style:name="Tableau2.A" style:family="table-column">
      <style:table-column-properties style:column-width="5.577cm" style:rel-column-width="19220*"/>
    </style:style>
    <style:style style:name="Tableau2.B" style:family="table-column">
      <style:table-column-properties style:column-width="13.437cm" style:rel-column-width="46315*"/>
    </style:style>
    <style:style style:name="Tableau2.A1" style:family="table-cell">
      <style:table-cell-properties fo:padding="0.097cm" fo:border="none"/>
    </style:style>
    <style:style style:name="Tableau2.A5" style:family="table-cell" style:data-style-name="N0">
      <style:table-cell-properties fo:padding="0.097cm" fo:border="none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5.581cm" style:rel-column-width="19249*"/>
    </style:style>
    <style:style style:name="Tableau3.B" style:family="table-column">
      <style:table-column-properties style:column-width="13.42cm" style:rel-column-width="46286*"/>
    </style:style>
    <style:style style:name="Tableau3.A1" style:family="table-cell">
      <style:table-cell-properties fo:padding="0.097cm" fo:border="non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5.581cm" style:rel-column-width="19249*"/>
    </style:style>
    <style:style style:name="Tableau8.B" style:family="table-column">
      <style:table-column-properties style:column-width="13.42cm" style:rel-column-width="46286*"/>
    </style:style>
    <style:style style:name="Tableau8.A1" style:family="table-cell">
      <style:table-cell-properties fo:padding="0.097cm" fo:border="none"/>
    </style:style>
    <style:style style:name="Tableau5" style:family="table">
      <style:table-properties style:width="18.898cm" table:align="left"/>
    </style:style>
    <style:style style:name="Tableau5.A" style:family="table-column">
      <style:table-column-properties style:column-width="5.507cm"/>
    </style:style>
    <style:style style:name="Tableau5.B" style:family="table-column">
      <style:table-column-properties style:column-width="13.391cm"/>
    </style:style>
    <style:style style:name="Tableau5.A1" style:family="table-cell">
      <style:table-cell-properties style:vertical-align="middle" fo:padding="0.049cm" fo:border="none"/>
    </style:style>
    <style:style style:name="Tableau4" style:family="table">
      <style:table-properties style:width="19.001cm" table:align="margins" style:writing-mode="lr-tb"/>
    </style:style>
    <style:style style:name="Tableau4.A" style:family="table-column">
      <style:table-column-properties style:column-width="2.856cm" style:rel-column-width="9852*"/>
    </style:style>
    <style:style style:name="Tableau4.B" style:family="table-column">
      <style:table-column-properties style:column-width="16.145cm" style:rel-column-width="55683*"/>
    </style:style>
    <style:style style:name="Tableau4.A1" style:family="table-cell" style:data-style-name="N0">
      <style:table-cell-properties fo:padding="0.097cm" fo:border="none"/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A4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margin-left="2.54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Arial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fo:padding="0cm" fo:border="none" style:writing-mode="lr-tb"/>
      <style:text-properties style:font-name="Arial"/>
    </style:style>
    <style:style style:name="P4" style:family="paragraph" style:parent-style-name="Text_20_body">
      <style:paragraph-properties fo:margin-top="0cm" fo:margin-bottom="0cm" style:contextual-spacing="false" fo:line-height="138%" fo:padding="0cm" fo:border="none" style:writing-mode="lr-tb"/>
      <style:text-properties style:font-name="Arial"/>
    </style:style>
    <style:style style:name="P5" style:family="paragraph" style:parent-style-name="Table_20_Contents">
      <style:paragraph-properties fo:margin-top="0cm" fo:margin-bottom="0cm" style:contextual-spacing="false" fo:line-height="138%" fo:padding="0cm" fo:border="none" style:writing-mode="lr-tb"/>
      <style:text-properties style:font-name="Arial"/>
    </style:style>
    <style:style style:name="P6" style:family="paragraph" style:parent-style-name="Text_20_body">
      <style:paragraph-properties fo:margin-top="0cm" fo:margin-bottom="0cm" style:contextual-spacing="false" fo:line-height="120%" fo:padding="0cm" fo:border="none" style:writing-mode="lr-tb"/>
      <style:text-properties style:font-name="Arial"/>
    </style:style>
    <style:style style:name="P7" style:family="paragraph" style:parent-style-name="Text_20_body">
      <style:paragraph-properties fo:margin-top="0.635cm" fo:margin-bottom="0.212cm" style:contextual-spacing="false" fo:line-height="120%" fo:padding="0cm" fo:border="none" style:writing-mode="lr-tb"/>
      <style:text-properties style:font-name="Arial"/>
    </style:style>
    <style:style style:name="P8" style:family="paragraph" style:parent-style-name="Heading_20_2">
      <style:paragraph-properties fo:margin-top="0.635cm" fo:margin-bottom="0.212cm" style:contextual-spacing="false" fo:line-height="120%" fo:padding="0cm" fo:border="none" style:writing-mode="lr-tb"/>
      <style:text-properties style:font-name="Ari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8pt" style:font-name-asian="SimSun" style:font-size-asian="18pt" style:font-name-complex="Lucida Sans1" style:font-size-complex="18pt"/>
    </style:style>
    <style:style style:name="P13" style:family="paragraph" style:parent-style-name="Standard">
      <style:paragraph-properties fo:margin-top="0cm" fo:margin-bottom="0cm" style:contextual-spacing="false" fo:line-height="138%" fo:text-align="justify" style:justify-single-word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38%" fo:text-align="justify" style:justify-single-word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cm" fo:margin-bottom="0cm" style:contextual-spacing="false" fo:line-height="138%" fo:text-align="justify" style:justify-single-word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b8a08" style:text-blinking="false" fo:background-color="transparent"/>
    </style:style>
    <style:style style:name="P16" style:family="paragraph" style:parent-style-name="Table_20_Contents">
      <style:paragraph-properties fo:margin-top="0cm" fo:margin-bottom="0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cm" fo:margin-bottom="0cm" style:contextual-spacing="false" fo:line-height="138%" fo:text-align="end" style:justify-single-word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38%" fo:text-align="end" style:justify-single-word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able_20_Contents">
      <style:paragraph-properties fo:margin-top="0cm" fo:margin-bottom="0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able_20_Contents">
      <style:paragraph-properties fo:margin-top="0cm" fo:margin-bottom="0cm" style:contextual-spacing="false" fo:line-height="138%" fo:text-align="justify" style:justify-single-word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1" style:family="paragraph" style:parent-style-name="Table_20_Contents">
      <style:paragraph-properties fo:margin-top="0cm" fo:margin-bottom="0.106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cm" fo:margin-bottom="0cm" style:contextual-spacing="false" fo:line-height="138%" fo:text-align="end" style:justify-single-word="false" fo:padding="0cm" fo:border="none" style:writing-mode="lr-tb"/>
      <style:text-properties fo:font-variant="normal" fo:text-transform="none" fo:color="#4392d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able_20_Contents">
      <style:paragraph-properties fo:margin-top="0cm" fo:margin-bottom="0cm" style:contextual-spacing="false" fo:line-height="138%" fo:text-align="end" style:justify-single-word="false" fo:padding="0cm" fo:border="none" style:writing-mode="lr-tb"/>
      <style:text-properties fo:font-variant="normal" fo:text-transform="none" fo:color="#4392d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SimSun" style:font-size-asian="18pt" style:font-name-complex="Lucida Sans1" style:font-size-complex="18pt"/>
    </style:style>
    <style:style style:name="P24" style:family="paragraph" style:parent-style-name="Table_20_Contents">
      <style:paragraph-properties fo:margin-top="0cm" fo:margin-bottom="0cm" style:contextual-spacing="false" fo:line-height="138%" fo:text-align="justify" style:justify-single-word="false" fo:padding="0cm" fo:border="none" style:writing-mode="lr-tb"/>
      <style:text-properties fo:font-variant="normal" fo:text-transform="none" fo:color="#666666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5" style:family="paragraph" style:parent-style-name="Standard">
      <style:text-properties fo:font-variant="normal" fo:text-transform="none" fo:color="#434343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style:font-name-asian="SimSun" style:font-size-asian="18pt" style:font-name-complex="Lucida Sans1" style:font-size-complex="18pt"/>
    </style:style>
    <style:style style:name="P26" style:family="paragraph" style:parent-style-name="Table_20_Contents">
      <style:paragraph-properties fo:margin-top="0cm" fo:margin-bottom="0cm" style:contextual-spacing="false" fo:line-height="138%" fo:text-align="justify" style:justify-single-word="false" fo:padding="0cm" fo:border="none" style:writing-mode="lr-tb"/>
    </style:style>
    <style:style style:name="P27" style:family="paragraph" style:parent-style-name="Text_20_body">
      <style:paragraph-properties fo:margin-top="0cm" fo:margin-bottom="0cm" style:contextual-spacing="false" fo:line-height="138%" fo:padding="0cm" fo:border="none" style:writing-mode="lr-tb"/>
      <style:text-properties style:font-name="Arial"/>
    </style:style>
    <style:style style:name="P28" style:family="paragraph" style:parent-style-name="Text_20_body">
      <style:paragraph-properties fo:margin-top="0cm" fo:margin-bottom="0cm" style:contextual-spacing="false" fo:line-height="138%" fo:break-before="page" fo:padding="0cm" fo:border="none" style:writing-mode="lr-tb"/>
      <style:text-properties style:font-name="Ari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b4d75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b4d75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b4d75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b4d75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1b4d75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4d75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4392d2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4392d2" loext:opacity="100%" style:text-line-through-style="none" style:text-line-through-type="none" fo:font-size="14pt" fo:font-style="normal" style:text-underline-style="none" fo:font-weight="normal" officeooo:rsid="001b4d75" style:text-blinking="false" fo:background-color="transparent" loext:char-shading-value="0"/>
    </style:style>
    <style:style style:name="T16" style:family="text">
      <style:text-properties fo:font-variant="normal" fo:text-transform="none" fo:color="#4392d2" loext:opacity="100%" style:text-line-through-style="none" style:text-line-through-type="none" fo:font-size="14pt" fo:font-style="normal" style:text-underline-style="none" fo:font-weight="normal" officeooo:rsid="001b8a08" style:text-blinking="false" fo:background-color="transparent" loext:char-shading-value="0"/>
    </style:style>
    <style:style style:name="T17" style:family="text">
      <style:text-properties fo:font-variant="normal" fo:text-transform="none" fo:color="#434343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 style:font-name-asian="SimSun" style:font-size-asian="18pt" style:font-name-complex="Lucida Sans1" style:font-size-complex="18pt"/>
    </style:style>
    <style:style style:name="T18" style:family="text">
      <style:text-properties fo:font-variant="normal" fo:text-transform="none" fo:color="#434343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434343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434343" loext:opacity="100%" style:text-line-through-style="none" style:text-line-through-type="none" fo:font-size="12pt" fo:font-style="normal" style:text-underline-style="none" fo:font-weight="normal" officeooo:rsid="001b4d75" style:text-blinking="false" fo:background-color="transparent" loext:char-shading-value="0" style:font-size-asian="12pt" style:font-size-complex="12pt"/>
    </style:style>
    <style:style style:name="T21" style:family="text">
      <style:text-properties style:font-name="Arial1"/>
    </style:style>
    <style:style style:name="T22" style:family="text">
      <style:text-properties style:font-name="Arial1" officeooo:rsid="001b8a08"/>
    </style:style>
    <style:style style:name="T23" style:family="text">
      <style:text-properties officeooo:rsid="001b4d75"/>
    </style:style>
    <style:style style:name="T24" style:family="text">
      <style:text-properties fo:font-weight="normal" officeooo:rsid="001b4d75" style:font-weight-asian="normal" style:font-weight-complex="normal"/>
    </style:style>
    <style:style style:name="T25" style:family="text">
      <style:text-properties officeooo:rsid="001b8a08"/>
    </style:style>
    <style:style style:name="T26" style:family="text">
      <style:text-properties officeooo:rsid="001d3ce8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b8a08" style:font-style-asian="italic" style:font-style-complex="italic"/>
    </style:style>
    <style:style style:name="T29" style:family="text">
      <style:text-properties officeooo:rsid="00233ff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-0.12cm, 0cm, 0.6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1">Johanna Loyer</text:p>
            <text:p text:style-name="Standard"><text:span text:style-name="T17"/></text:p>
            <text:p text:style-name="P25"><text:span text:style-name="T23">Postdoctoral researcher in </text:span><text:span text:style-name="T29">C</text:span>ryptolog<text:span text:style-name="T23">y</text:span></text:p>
            <text:p text:style-name="Standard"><text:span text:style-name="T17"/></text:p>
            <text:p text:style-name="Standard"/>
          </table:table-cell>
          <table:table-cell table:style-name="Tableau6.A1" office:value-type="string">
            <text:p text:style-name="P12"/>
          </table:table-cell>
          <table:table-cell table:style-name="Tableau6.A1" office:value-type="string">
            <text:p text:style-name="P22">Inria Saclay</text:p>
            <text:p text:style-name="P22">johanna.loyer@gmail.com</text:p>
            <text:p text:style-name="P23">+33 6 95 16 50 22</text:p>
          </table:table-cell>
        </table:table-row>
      </table:table>
      <text:h text:style-name="P8" text:outline-level="2"><text:span text:style-name="T1"><draw:frame draw:style-name="fr1" draw:name="images1" text:anchor-type="as-char" svg:y="-1.109cm" svg:width="3.521cm" svg:height="1.499cm" draw:z-index="0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 draw:mime-type="image/png"/></draw:frame></text:span><text:span text:style-name="T1"><text:s/></text:span><text:span text:style-name="T15">R</text:span><text:span text:style-name="T14">e</text:span><text:span text:style-name="T15">s</text:span><text:span text:style-name="T14">e</text:span><text:span text:style-name="T15">a</text:span><text:span text:style-name="T14">rch </text:span><text:span text:style-name="T15">interests</text:span></text:h>
      <text:p text:style-name="P2"><text:span text:style-name="T2">M</text:span><text:span text:style-name="T3">y research focuses on the cryptanalysis of security systems based on </text:span><text:span text:style-name="T6">lattice </text:span><text:span text:style-name="T3">and </text:span><text:span text:style-name="T6">code </text:span><text:span text:style-name="T3">problems, in both classical and </text:span><text:span text:style-name="T6">quantum </text:span><text:span text:style-name="T4">settings. I am particularly interested in transferring techniques between these domains</text:span><text:span text:style-name="T2">. </text:span></text:p>
      <text:h text:style-name="P8" text:outline-level="2"><text:span text:style-name="T1"><draw:frame draw:style-name="fr1" draw:name="images2" text:anchor-type="as-char" svg:y="-1.109cm" svg:width="3.521cm" svg:height="1.499cm" draw:z-index="1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 draw:mime-type="image/png"/></draw:frame></text:span><text:span text:style-name="T1"><text:s/></text:span><text:span text:style-name="T14">Parcours professionnel</text:span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<text:span text:style-name="T23">febr.</text:span> 2025 – sept. 2026</text:p>
          </table:table-cell>
          <table:table-cell table:style-name="Tableau7.A1" office:value-type="string">
            <text:p text:style-name="P5"><text:span text:style-name="T5">Post-doctora</text:span><text:span text:style-name="T7">l researcher</text:span><text:span text:style-name="T2">, </text:span><text:span text:style-name="T8">Inria Saclay</text:span><text:span text:style-name="T2">, </text:span><text:span text:style-name="T3">GRACE team</text:span><text:span text:style-name="T2">.</text:span></text:p>
            <text:p text:style-name="P16"><text:span text:style-name="T23">Supervisor</text:span> : Thomas Debris-Alazard</text:p>
          </table:table-cell>
        </table:table-row>
        <table:table-row>
          <table:table-cell table:style-name="Tableau7.A1" office:value-type="string">
            <text:p text:style-name="P17"><text:span text:style-name="T23">febr</text:span>. 2024 – jan. 2025</text:p>
          </table:table-cell>
          <table:table-cell table:style-name="Tableau7.A1" office:value-type="string">
            <text:p text:style-name="P5"><text:span text:style-name="T5">Post-doctora</text:span><text:span text:style-name="T7">l researcher</text:span><text:span text:style-name="T2">, </text:span><text:span text:style-name="T8">CWI</text:span><text:span text:style-name="T2">, Amsterdam, Cryptology group.</text:span></text:p>
            <text:p text:style-name="P16"><text:span text:style-name="T23">Supervisor</text:span> : L<text:span text:style-name="T23">é</text:span>o Ducas</text:p>
          </table:table-cell>
        </table:table-row>
        <table:table-row>
          <table:table-cell table:style-name="Tableau7.A1" office:value-type="string">
            <text:p text:style-name="P17">sept. 2020 – d<text:span text:style-name="T23">e</text:span>c. 2023</text:p>
          </table:table-cell>
          <table:table-cell table:style-name="Tableau7.A1" office:value-type="string">
            <text:p text:style-name="P5"><text:span text:style-name="T7">Ph.D.</text:span><text:span text:style-name="T2">, </text:span><text:span text:style-name="T8">Inria</text:span><text:span text:style-name="T2">, Paris, COSMIQ </text:span><text:span text:style-name="T3">team</text:span><text:span text:style-name="T2">. </text:span></text:p>
            <text:p text:style-name="P5"><text:span text:style-name="T2">T</text:span><text:span text:style-name="T3">hesis</text:span><text:span text:style-name="T2">: </text:span><text:span text:style-name="T1">“</text:span><text:span text:style-name="T9">Quantum C</text:span><text:span text:style-name="T8">ryptanalys</text:span><text:span text:style-name="T9">is of Lattices and Codes</text:span><text:span text:style-name="T8">”</text:span></text:p>
            <text:p text:style-name="P16"><text:span text:style-name="T23">Advisors</text:span>: André Chailloux <text:span text:style-name="T23">and</text:span> Nicolas Sendrier</text:p>
          </table:table-cell>
        </table:table-row>
        <table:table-row>
          <table:table-cell table:style-name="Tableau7.A1" office:value-type="string">
            <text:p text:style-name="P17">sept. 2020 – jan. 2023</text:p>
          </table:table-cell>
          <table:table-cell table:style-name="Tableau7.A1" office:value-type="string">
            <text:p text:style-name="P5"><text:span text:style-name="T7">Teaching assistant</text:span><text:span text:style-name="T2">, </text:span><text:span text:style-name="T8">Sorbonne </text:span><text:span text:style-name="T9">University</text:span><text:span text:style-name="T2">, Paris.</text:span></text:p>
            <text:p text:style-name="P16">Quantum circuits and logic gates, Master 1</text:p>
            <text:p text:style-name="P16">Quantum information, Master 1</text:p>
            <text:p text:style-name="P16">Programming in Python, <text:span text:style-name="T23">Bachelor</text:span> 1</text:p>
          </table:table-cell>
        </table:table-row>
      </table:table>
      <text:p text:style-name="P4"><text:span text:style-name="T14"/></text:p>
      <text:p text:style-name="P4"><text:span text:style-name="T1"><draw:frame draw:style-name="fr1" draw:name="images3" text:anchor-type="as-char" svg:y="-1.109cm" svg:width="3.521cm" svg:height="1.499cm" draw:z-index="2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 draw:mime-type="image/png"/></draw:frame></text:span><text:span text:style-name="T1"><text:s/></text:span><text:span text:style-name="T15">Education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2018 – 2020</text:p>
          </table:table-cell>
          <table:table-cell table:style-name="Tableau2.A1" office:value-type="string">
            <text:p text:style-name="P5"><text:span text:style-name="T5">Master </text:span><text:span text:style-name="T7">in Applied </text:span><text:span text:style-name="T5">Math</text:span><text:span text:style-name="T7">e</text:span><text:span text:style-name="T5">mati</text:span><text:span text:style-name="T7">cs</text:span><text:span text:style-name="T2">, </text:span><text:span text:style-name="T8">Universit</text:span><text:span text:style-name="T9">y of</text:span><text:span text:style-name="T8"> Limoges, </text:span><text:span text:style-name="T9">France</text:span><text:span text:style-name="T8">.</text:span></text:p>
          </table:table-cell>
        </table:table-row>
        <table:table-row>
          <table:table-cell table:style-name="Tableau2.A1" office:value-type="string">
            <text:p text:style-name="P17">mars – a<text:span text:style-name="T23">ugust</text:span> 2020</text:p>
          </table:table-cell>
          <table:table-cell table:style-name="Tableau2.A1" office:value-type="string">
            <text:p text:style-name="P5"><text:span text:style-name="T7">Master’s thesis internship</text:span><text:span text:style-name="T2">, </text:span><text:span text:style-name="T8">Inria Paris</text:span></text:p>
            <text:p text:style-name="P5"><text:span text:style-name="T3">Supervisor</text:span><text:span text:style-name="T2">: André Chailloux</text:span></text:p>
          </table:table-cell>
        </table:table-row>
        <table:table-row>
          <table:table-cell table:style-name="Tableau2.A1" office:value-type="string">
            <text:p text:style-name="P17">2017 – 2018</text:p>
          </table:table-cell>
          <table:table-cell table:style-name="Tableau2.A1" office:value-type="string">
            <text:p text:style-name="P5"><text:span text:style-name="T7">Engineering school 1st year</text:span><text:span text:style-name="T8">, INSA Centre Val de Loire, Bourges. </text:span></text:p>
          </table:table-cell>
        </table:table-row>
        <table:table-row>
          <table:table-cell table:style-name="Tableau2.A1" office:value-type="string">
            <text:p text:style-name="P17">2015 – 2017</text:p>
          </table:table-cell>
          <table:table-cell table:style-name="Tableau2.A1" office:value-type="string">
            <text:p text:style-name="P5"><text:span text:style-name="T7">Preparatory c</text:span><text:span text:style-name="T5">lass</text:span><text:span text:style-name="T7">es for engineering schools</text:span><text:span text:style-name="T2">, </text:span><text:span text:style-name="T8">Lycée Michelet, Vanves. </text:span></text:p>
          </table:table-cell>
        </table:table-row>
        <table:table-row>
          <table:table-cell table:style-name="Tableau2.A5" office:value-type="float" office:value="2015">
            <text:p text:style-name="P17">2015</text:p>
          </table:table-cell>
          <table:table-cell table:style-name="Tableau2.A1" office:value-type="string">
            <text:p text:style-name="P19"><text:span text:style-name="T23">Scientific </text:span>Baccalauréat <text:span text:style-name="T24">(high school diploma)</text:span></text:p>
          </table:table-cell>
        </table:table-row>
      </table:table>
      <text:p text:style-name="P4"><text:span text:style-name="T14"/></text:p>
      <text:p text:style-name="P28"><text:span text:style-name="T1"><draw:frame draw:style-name="fr1" draw:name="images4" text:anchor-type="as-char" svg:y="-1.109cm" svg:width="3.521cm" svg:height="1.499cm" draw:z-index="3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 draw:mime-type="image/png"/></draw:frame></text:span><text:span text:style-name="T1"><text:s/></text:span><text:span text:style-name="T14">Publications</text:span></text:p>
      <text:p text:style-name="P4"><text:span text:style-name="T18"><text:tab/></text:span><text:span text:style-name="T20">Peer-Reviewed Conferences and Journal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CRYPTO 2025</text:p>
          </table:table-cell>
          <table:table-cell table:style-name="Tableau3.A1" office:value-type="string">
            <text:p text:style-name="P3"><text:span text:style-name="T5">Wagner's Algorithm Provably Runs in Subexponential Time for SIS^∞</text:span><text:span text:style-name="T2">, </text:span><text:span text:style-name="T3">with</text:span><text:span text:style-name="T2"> Léo Ducas </text:span><text:span text:style-name="T3">and</text:span><text:span text:style-name="T2"> Lynn Engelberts.</text:span></text:p>
            <text:p text:style-name="P24">https://eprint.iacr.org/2021/570.pdf</text:p>
          </table:table-cell>
        </table:table-row>
        <table:table-row>
          <table:table-cell table:style-name="Tableau3.A1" office:value-type="string">
            <text:p text:style-name="P17">DCC 2024,</text:p>
            <text:p text:style-name="P17">CFAIL 2024</text:p>
          </table:table-cell>
          <table:table-cell table:style-name="Tableau3.A1" office:value-type="string">
            <text:p text:style-name="P3"><text:span text:style-name="T5">Quantum sieving for code-based cryptanalysis and its limitations for ISD</text:span><text:span text:style-name="T2">, </text:span><text:span text:style-name="T3">with</text:span><text:span text:style-name="T2"> Lynn Engelberts </text:span><text:span text:style-name="T3">and</text:span><text:span text:style-name="T2"> Simona Etinski. </text:span></text:p>
            <text:p text:style-name="P24">https://eprint.iacr.org/2024/1358.pdf</text:p>
          </table:table-cell>
        </table:table-row>
        <table:table-row>
          <table:table-cell table:style-name="Tableau3.A1" office:value-type="string">
            <text:p text:style-name="P17">PQCrypto 2023</text:p>
          </table:table-cell>
          <table:table-cell table:style-name="Tableau3.A1" office:value-type="string">
            <text:p text:style-name="P26"><text:span text:style-name="T10">Classical and quantum 3 and 4-sieves to solve SVP with low memory</text:span><text:span text:style-name="T11">, </text:span><text:span text:style-name="T12">with</text:span><text:span text:style-name="T11"> André Chailloux. </text:span></text:p>
            <text:p text:style-name="P24">https://eprint.iacr.org/2023/200.pdf</text:p>
          </table:table-cell>
        </table:table-row>
        <table:table-row>
          <table:table-cell table:style-name="Tableau3.A1" office:value-type="string">
            <text:p text:style-name="P17">ASIACRYPT 2021</text:p>
          </table:table-cell>
          <table:table-cell table:style-name="Tableau3.A1" office:value-type="string">
            <text:p text:style-name="P26"><text:a xlink:type="simple" xlink:href="https://eprint.iacr.org/2021/570.pdf" text:style-name="Internet_20_link" text:visited-style-name="Visited_20_Internet_20_Link"><text:span text:style-name="T10">Lattice sieving via quantum random walks</text:span></text:a><text:span text:style-name="T11">, </text:span><text:span text:style-name="T12">with</text:span><text:span text:style-name="T11"> André Chailloux.</text:span></text:p>
            <text:p text:style-name="P24">https://eprint.iacr.org/2021/570.pdf</text:p>
          </table:table-cell>
        </table:table-row>
      </table:table>
      <text:p text:style-name="P4"><text:span text:style-name="T14"/></text:p>
      <text:p text:style-name="P9"><text:tab/><text:span text:style-name="T19">Participation à l'effort de standardisation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NIST Post-Quantum Cryptography 2023</text:p>
            <text:p text:style-name="P17">Round 1</text:p>
          </table:table-cell>
          <table:table-cell table:style-name="Tableau8.A1" office:value-type="string">
            <text:p text:style-name="P26"><text:a xlink:type="simple" xlink:href="https://wave-sign.org/wave_documentation.pdf" text:style-name="Internet_20_link" text:visited-style-name="Visited_20_Internet_20_Link"><text:span text:style-name="T10">Wave digital signature scheme</text:span></text:a><text:span text:style-name="T11">, </text:span><text:span text:style-name="T12">with</text:span><text:span text:style-name="T11"> Gustavo Banegas, Kévin Carrier, André Chailloux, Alain Couvreur, Thomas Debris-Alazard, Philippe Gaborit, Pierre Karpman, Ruben Niederhagen, Nicolas Sendrier, Benjamin Smith, Jean-Pierre Tillich. </text:span></text:p>
            <text:p text:style-name="P24">https://wave-sign.org/wave_documentation.pdf</text:p>
          </table:table-cell>
        </table:table-row>
      </table:table>
      <text:p text:style-name="P4"><text:span text:style-name="T14"/></text:p>
      <text:p text:style-name="P6"><text:span text:style-name="T13"><text:tab/></text:span><text:span text:style-name="T19">Preprints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/>
          </table:table-cell>
          <table:table-cell table:style-name="Tableau5.A1" office:value-type="string">
            <text:p text:style-name="P20">Lattice Reduction via Dense Sublattices: A Cryptanalytic No-Go</text:p>
            <text:p text:style-name="P14"><text:span text:style-name="T25">with</text:span> Léo Ducas</text:p>
          </table:table-cell>
        </table:table-row>
        <table:table-row>
          <table:table-cell table:style-name="Tableau5.A1" office:value-type="string">
            <text:p text:style-name="P10"/>
          </table:table-cell>
          <table:table-cell table:style-name="Tableau5.A1" office:value-type="string">
            <text:p text:style-name="P3"><text:span text:style-name="T5">Quantum security analysis of Wave</text:span><text:span text:style-name="T2">.</text:span></text:p>
          </table:table-cell>
        </table:table-row>
      </table:table>
      <text:h text:style-name="P8" text:outline-level="2"><text:span text:style-name="T1"><draw:frame draw:style-name="fr1" draw:name="images6" text:anchor-type="as-char" svg:y="-1.109cm" svg:width="3.521cm" svg:height="1.499cm" draw:z-index="4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 draw:mime-type="image/png"/></draw:frame></text:span><text:span text:style-name="T1"><text:s/></text:span><text:span text:style-name="T16">O</text:span><text:span text:style-name="T14">u</text:span><text:span text:style-name="T16">treach and Science Communication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2023">
            <text:p text:style-name="P11">2023</text:p>
          </table:table-cell>
          <table:table-cell table:style-name="Tableau4.B1" office:value-type="string">
            <text:p text:style-name="P13"><text:span text:style-name="T22">O</text:span><text:span text:style-name="T21">rgani</text:span><text:span text:style-name="T22">zed an outreach event to present my Ph.D. work and raise awareness about cybersecurity and privacy issues</text:span></text:p>
          </table:table-cell>
        </table:table-row>
        <table:table-row>
          <table:table-cell table:style-name="Tableau4.A1" office:value-type="float" office:value="2021">
            <text:p text:style-name="P11">2021</text:p>
          </table:table-cell>
          <table:table-cell table:style-name="Tableau4.B1" office:value-type="string">
            <text:p text:style-name="P14">Participat<text:span text:style-name="T25">ed</text:span> <text:span text:style-name="T25">in the </text:span>RJMI <text:span text:style-name="T25">meetings to promote STEM careers among high school girls</text:span></text:p>
          </table:table-cell>
        </table:table-row>
        <table:table-row>
          <table:table-cell table:style-name="Tableau4.A1" office:value-type="float" office:value="2020">
            <text:p text:style-name="P11">2020</text:p>
          </table:table-cell>
          <table:table-cell table:style-name="Tableau4.B1" office:value-type="string">
            <text:p text:style-name="P15"><text:span text:style-name="T25">Talks</text:span> <text:span text:style-name="T25">in middle schools</text:span>: “<text:span text:style-name="T27">Introduction </text:span><text:span text:style-name="T28">to</text:span><text:span text:style-name="T27"> cryptolog</text:span><text:span text:style-name="T28">y</text:span><text:span text:style-name="T27">: RSA</text:span>”</text:p>
          </table:table-cell>
        </table:table-row>
        <table:table-row>
          <table:table-cell table:style-name="Tableau4.A4" office:value-type="string">
            <text:p text:style-name="P18">2018 – 2019</text:p>
          </table:table-cell>
          <table:table-cell table:style-name="Tableau4.B1" office:value-type="string">
            <text:p text:style-name="P14"><text:span text:style-name="T25">Talks in high schools</text:span>: “<text:span text:style-name="T28">What are mathematices are useful for in daily life?</text:span>” <text:span text:style-name="T25">in the context of </text:span><text:span text:style-name="T26">a new high school </text:span><text:span text:style-name="T25">reform </text:span><text:span text:style-name="T26">that excluded </text:span><text:span text:style-name="T25">mathematics from </text:span><text:span text:style-name="T26">mandatory curriculum</text:span></text:p>
          </table:table-cell>
        </table:table-row>
        <table:table-row>
          <table:table-cell table:style-name="Tableau4.A1" office:value-type="float" office:value="2018">
            <text:p text:style-name="P11">2018</text:p>
          </table:table-cell>
          <table:table-cell table:style-name="Tableau4.B5" office:value-type="string">
            <text:p text:style-name="P15">W<text:span text:style-name="T25">orkshops in elemantary schools to introduce robotics and programming, in partnership with the Graduate School of Teaching and Education (ESPE) of Bourges</text:span></text:p>
          </table:table-cell>
        </table:table-row>
      </table:table>
      <text:p text:style-name="P7"><text:span text:style-name="T14"/></text:p>
      <text:p text:style-name="P1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a Loyer</meta:initial-creator>
    <meta:creation-date>2025-07-10T12:18:08.46</meta:creation-date>
    <dc:date>2025-07-10T13:16:35.962135291</dc:date>
    <meta:editing-duration>PT9M11S</meta:editing-duration>
    <meta:editing-cycles>4</meta:editing-cycles>
    <meta:generator>LibreOffice/24.2.7.2$Linux_X86_64 LibreOffice_project/420$Build-2</meta:generator>
    <meta:document-statistic meta:table-count="7" meta:image-count="5" meta:object-count="0" meta:page-count="2" meta:paragraph-count="71" meta:word-count="403" meta:character-count="3012" meta:non-whitespace-character-count="2654"/>
  </office:meta>
</office:document-meta>
</file>